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sup>
                    <mi>v</mi>
                    <mi>B</mi>
                    <mi>x</mi>
                  </msubsup>
                  <mo stretchy="false">=</mo>
                  <mrow>
                    <msub>
                      <mi>v</mi>
                      <mi>A</mi>
                    </msub>
                    <mo stretchy="false">−</mo>
                    <msubsup>
                      <mi>l</mi>
                      <mi mathvariant="italic">AB</mi>
                      <mn>2</mn>
                    </msubsup>
                  </mrow>
                </mrow>
                <mover accent="true">
                  <msub>
                    <mi>φ</mi>
                    <mn>1</mn>
                  </msub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v</mi>
                    <mi>B</mi>
                    <mi>y</mi>
                  </msubsup>
                  <mo stretchy="false">=</mo>
                  <msubsup>
                    <mi>l</mi>
                    <mi mathvariant="italic">AB</mi>
                    <mn>2</mn>
                  </msubsup>
                </mrow>
                <mi>sin</mi>
                <mover accent="true">
                  <msub>
                    <mi>φ</mi>
                    <mn>1</mn>
                  </msub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a</mi>
                    <mi>B</mi>
                    <mi>x</mi>
                  </msubsup>
                  <mo stretchy="false">=</mo>
                  <mrow>
                    <msub>
                      <mi>a</mi>
                      <mi>A</mi>
                    </msub>
                    <mo stretchy="false">−</mo>
                    <msubsup>
                      <mi>l</mi>
                      <mi mathvariant="italic">AB</mi>
                      <mn>2</mn>
                    </msubsup>
                  </mrow>
                </mrow>
                <mover accent="true">
                  <msub>
                    <mi>φ</mi>
                    <mn>1</mn>
                  </msub>
                  <mo stretchy="false">¨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sup>
                    <mi>l</mi>
                    <mi mathvariant="italic">AB</mi>
                    <mn>2</mn>
                  </msubsup>
                </mrow>
                <mover accent="true">
                  <msubsup>
                    <mi>φ</mi>
                    <mn>1</mn>
                    <mn>2</mn>
                  </msubsup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a</mi>
                    <mi>B</mi>
                    <mi>y</mi>
                  </msubsup>
                  <mo stretchy="false">=</mo>
                  <msubsup>
                    <mi>l</mi>
                    <mi mathvariant="italic">AB</mi>
                    <mn>2</mn>
                  </msubsup>
                </mrow>
                <mover accent="true">
                  <msub>
                    <mi>φ</mi>
                    <mn>1</mn>
                  </msub>
                  <mo stretchy="false">¨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sup>
                    <mi>l</mi>
                    <mi mathvariant="italic">AB</mi>
                    <mn>2</mn>
                  </msubsup>
                </mrow>
                <mover accent="true">
                  <msubsup>
                    <mi>φ</mi>
                    <mn>1</mn>
                    <mn>2</mn>
                  </msubsup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
alignl
stack { 
v^x_B = v_A - l_AB^2 dot %varphi_1(t) cos %varphi_1(t) #
v^y_B = l_AB^2 sin dot %varphi_1(t) %varphi_1(t)#
a^x_B = a_A - l_AB^2 ddot %varphi_1(t) cos %varphi_1(t) - l_AB^2 dot %varphi^2_1(t) cos %varphi_1(t)#
a^y_B = l_AB^2  ddot %varphi_1(t) sin %varphi_1(t) - l_AB^2 dot %varphi^2_1(t) sin %varphi_1(t)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16:05.043000000</meta:creation-date>
    <dc:date>2017-11-01T10:19:31.015000000</dc:date>
    <meta:editing-duration>PT3M24S</meta:editing-duration>
    <meta:editing-cycles>3</meta:editing-cycles>
    <meta:generator>LibreOffice/5.4.1.2$Windows_X86_64 LibreOffice_project/ea7cb86e6eeb2bf3a5af73a8f7777ac570321527</meta:generator>
  </office:meta>
</office:document-meta>
</file>